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jobDescriptionTitleHeading"/>Description du poste</text:h>
      <text:section text:style-name="Sect1" text:name="jobDescriptionText">
        <text:p text:style-name="Text_20_body"><text:span text:style-name="T1">Durée</text:span> : 6 mois – S1 2025</text:p>
        <text:p text:style-name="Text_20_body"><text:span text:style-name="T1">Localisation</text:span> : Aix-en-Provence</text:p>
        <text:p text:style-name="P1">Présentation de l’entreprise : </text:p>
        <text:p text:style-name="Text_20_body">NepTech est une startup française innovante, fondée en mai 2020 à Aix-en-Provence, réinventant la mobilité navale de demain.</text:p>
        <text:p text:style-name="Text_20_body">NepTech conçoit des navettes fluviales et maritimes de transport de passagers 10 à 30 mètres à propulsion électrique (100% batteries – électro-solaire – hybride pile à combustible hydrogène + batterie – hybride diesel-électrique). Ces navires, capables de transporter entre 10 et 250 passagers, sont conçus pour les promenades côtières et fluviales, les trajets réguliers, ainsi que les traversées de fleuves ou de ports.</text:p>
        <text:p text:style-name="Text_20_body">En tant que véritable laboratoire d'innovations, NepTech s'engage à minimiser l'impact environnemental du transport maritime et fluvial. Pour ce faire, l'entreprise développe des technologies de pointe visant à réduire drastiquement les besoins énergétiques des navires, offrant ainsi des solutions de mobilité durable et performante.</text:p>
        <text:p text:style-name="Text_20_body">Soutenue par une équipe d'une dizaine de collaborateurs, NepTech offre une alternative à la mobilité urbaine et côtière, contribuant à la décongestion des centres urbains tout en réduisant considérablement l'empreinte environnementale. En 2024, la mise à l’eau de ses premières unités — quatre navires bas-carbone conçus et construits en France — a marqué une étape clé dans son développement, avec des projets destinés à des opérateurs privés et publics en France.</text:p>
        <text:p text:style-name="Text_20_body">NepTech continue de se développer en France et amorce son expansion internationale. Incubée au sein de la pépinière CleanTech du Technopôle de l’Arbois à Aix-en-Provence, l’entreprise bénéficie d’un environnement propice à l’émergence d’innovations en faveur de la transition écologique.</text:p>
        <text:p text:style-name="P1">Description de la mission :</text:p>
        <text:p text:style-name="Text_20_body">Vous interviendrez dans le cadre d’un projet portant sur l’optimisation de la forme des carènes des navires ainsi que de l’amélioration de leurs performances hydrodynamiques et énergétiques. Ce projet vise à réduire l'empreinte énergétique des navires et à améliorer leur efficacité globale.</text:p>
        <text:p text:style-name="Text_20_body">La mission consistera à mettre en place une base de données structurée collectant :</text:p>
        <text:p text:style-name="Text_20_body">● Les données géométriques des navires obtenues à partir de modèles paramétriques</text:p>
        <text:p text:style-name="Text_20_body">● Les résultats des simulations de dynamique des fluides numériques (CFD)</text:p>
        <text:p text:style-name="Text_20_body">● Des données énergétiques</text:p>
        <text:p text:style-name="Text_20_body">Une analyse des données sera ensuite menée dans le but de créer des <text:span text:style-name="T1">modèles d’apprentissage</text:span> dans le but de prédire les performances des navires et leurs besoins énergétiques.</text:p>
        <text:p text:style-name="Text_20_body">Intégré(e) au sein de l’équipe R&amp;D, vous serez amené(e) à travailler en collaboration avec des spécialistes de l’architecture navale/hydrodynamique navale/CFD/optimisation/énergie-propulsion. Afin de mener à bien ses missions, divers outils numériques seront mis à disposition.</text:p>
        <text:p text:style-name="Text_20_body">Vous serez amené(e) à travailler sur trois axes principaux :</text:p>
        <text:p text:style-name="Text_20_body"><text:soft-page-break/>● Collecte et préparation des données provenant des différents domaines impliquées (modèle paramétrique, CFD, énergétique)</text:p>
        <text:p text:style-name="Text_20_body">● Evaluation et choix des options de stockage des données et outils de gestion de base de données</text:p>
        <text:p text:style-name="Text_20_body">● Analyse approfondie et exploration des données</text:p>
        <text:p text:style-name="Text_20_body">● Observation des tendances et modèles</text:p>
        <text:p text:style-name="Text_20_body">● Réaliser une structuration avancée des données en fonction des résultats de l’analyse</text:p>
        <text:p text:style-name="Text_20_body">● Faire une veille des méthodes d’apprentissages les plus adaptées au projet</text:p>
        <text:p text:style-name="Text_20_body">● Assurer le développement et l’optimisation d’un modèle de Machine Learning visant à prédire les performances hydrodynamiques et la consommation énergétique</text:p>
        <text:p text:style-name="Text_20_body">● Mise en place d’une procédure de validation robuste du modèle avec des cas d’études</text:p>
        <text:p text:style-name="Text_20_body">● Génération de rapports détaillés de Post-traitement</text:p>
        <text:p text:style-name="Text_20_body">● Rédaction d’un guide d’utilisateur de l’outil de prédiction</text:p>
        <text:p text:style-name="P1">Profil :</text:p>
        <text:p text:style-name="Text_20_body">✓ Vous préparez un diplôme de niveau Bac +5 (ou équivalent) dans le domaine de la modélisation avec une spécialisation de data scientist ou science des données ou en ingénierie navale</text:p>
        <text:p text:style-name="Text_20_body">✓ Vous êtes en dernière année de votre cursus</text:p>
        <text:p text:style-name="Text_20_body">✓ Vous disposez <text:span text:style-name="T1">obligatoirement</text:span> de compétences en analyse des données avec Python (Pandas, matplotlib, juPyter)</text:p>
        <text:p text:style-name="Text_20_body">✓ Vous disposez des compétences dans la construction de base de données scientifiques (SQL..)</text:p>
        <text:p text:style-name="Text_20_body">✓ Vous disposez de solides connaissances en IA/méthodes d’apprentissage (scikit-learn, TensorFlow, Keras)</text:p>
        <text:p text:style-name="Text_20_body">✓ Des connaissances en CFD, hydrodynamique navale, Cloud Computing, Git/Github et Linux seront un plus</text:p>
        <text:p text:style-name="Text_20_body">✓ Vous êtes à l’aise en anglais</text:p>
        <text:p text:style-name="Text_20_body">✓ Votre curiosité technique et votre capacité à travailler en équipe mais aussi en autonomie sur des projets innovants seront de sérieux atouts</text:p>
        <text:p text:style-name="Text_20_body">✓ Vous êtes à la recherche d’une expérience dans l’univers « start-up » offrant un champ des possibles très vaste</text:p>
        <text:p text:style-name="P1">Alors, ce stage est fait pour vous !</text:p>
        <text:p text:style-name="Text_20_body"><text:span text:style-name="T1">Gratification mensuelle :</text:span> 1000€</text:p>
        <text:p text:style-name="Text_20_body"><text:span text:style-name="T1">Langues : </text:span>Français / Anglais</text:p>
        <text:p text:style-name="Text_20_body"><text:span text:style-name="T1">Adresse</text:span> :<text:line-break/>NepTech SAS</text:p>
        <text:p text:style-name="Text_20_body">Domaine du Petit Arbois - ‪Avenue Louis Philibert</text:p>
        <text:p text:style-name="Text_20_body">13100 Aix-en-Provence</text:p>
        <text:p text:style-name="Text_20_body"><text:soft-page-break/><text:span text:style-name="T1">Contact</text:span> :<text:line-break/>Alix Bartoli (Docteur en mécanique des fluides et responsable performance/optimisation)<text:line-break/>mail : alix.bartoli@neptech.co</text:p>
        <text:p text:style-name="Text_20_body"><text:span text:style-name="T1">Site internet : </text:span>https://neptech.co/</text:p>
        <text:p text:style-name="Text_20_body">Type d'emploi : Stage<text:line-break/>Durée du contrat : 6 mois</text:p>
        <text:p text:style-name="Text_20_body">Rémunération : 1 000,00€ par mois</text:p>
        <text:p text:style-name="Text_20_body">Horaires :</text:p>
        <text:list xml:id="list861549983" text:style-name="L1">
          <text:list-item>
            <text:p text:style-name="P3">Du lundi au vendredi </text:p>
          </text:list-item>
          <text:list-item>
            <text:p text:style-name="P2">Repos le week-end </text:p>
          </text:list-item>
        </text:list>
        <text:p text:style-name="Text_20_body">Lieu du poste : En présentiel</text:p>
        <text:p text:style-name="Text_20_body">Date limite de candidature : 28/02/2025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3:27:12.401784152</meta:creation-date>
    <dc:date>2024-11-21T14:57:44.779780158</dc:date>
    <meta:editing-duration>PT1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767" meta:character-count="5134" meta:non-whitespace-character-count="4414"/>
  </office:meta>
</office:document-meta>
</file>